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5" style:family="paragraph" style:parent-style-name="Standard" style:list-style-name="L5"/>
    <style:style style:name="P6" style:family="paragraph" style:parent-style-name="Text_20_body" style:list-style-name="L2">
      <style:text-properties officeooo:rsid="002308ae" officeooo:paragraph-rsid="002e7028"/>
    </style:style>
    <style:style style:name="P7" style:family="paragraph" style:parent-style-name="Text_20_body" style:list-style-name="L2">
      <style:text-properties officeooo:rsid="002308ae" officeooo:paragraph-rsid="00310b89"/>
    </style:style>
    <style:style style:name="P8" style:family="paragraph" style:parent-style-name="Text_20_body" style:list-style-name="L1">
      <style:text-properties officeooo:rsid="0023119e" officeooo:paragraph-rsid="0023119e"/>
    </style:style>
    <style:style style:name="P9" style:family="paragraph" style:parent-style-name="Text_20_body" style:list-style-name="L1">
      <style:text-properties officeooo:rsid="0023119e" officeooo:paragraph-rsid="0023845d"/>
    </style:style>
    <style:style style:name="P10" style:family="paragraph" style:parent-style-name="Text_20_body" style:list-style-name="L1">
      <style:text-properties officeooo:rsid="0023845d" officeooo:paragraph-rsid="0023845d"/>
    </style:style>
    <style:style style:name="P11" style:family="paragraph" style:parent-style-name="Text_20_body" style:list-style-name="L1">
      <style:text-properties officeooo:rsid="0023845d" officeooo:paragraph-rsid="004bc97c"/>
    </style:style>
    <style:style style:name="P12" style:family="paragraph" style:parent-style-name="Text_20_body" style:list-style-name="L2"/>
    <style:style style:name="P13" style:family="paragraph" style:parent-style-name="Text_20_body" style:list-style-name="L2">
      <style:text-properties officeooo:paragraph-rsid="002e7028"/>
    </style:style>
    <style:style style:name="P14" style:family="paragraph" style:parent-style-name="Text_20_body" style:list-style-name="L2">
      <style:text-properties officeooo:rsid="0026124e" officeooo:paragraph-rsid="0026124e"/>
    </style:style>
    <style:style style:name="P15" style:family="paragraph" style:parent-style-name="Text_20_body" style:list-style-name="L2">
      <style:text-properties officeooo:rsid="0026124e" officeooo:paragraph-rsid="0028b9b5"/>
    </style:style>
    <style:style style:name="P16" style:family="paragraph" style:parent-style-name="Text_20_body" style:list-style-name="L2">
      <style:text-properties officeooo:rsid="002b8f26" officeooo:paragraph-rsid="002b8f26"/>
    </style:style>
    <style:style style:name="P17" style:family="paragraph" style:parent-style-name="Text_20_body" style:list-style-name="L2">
      <style:text-properties officeooo:rsid="002b8f26" officeooo:paragraph-rsid="002cc46d"/>
    </style:style>
    <style:style style:name="P18" style:family="paragraph" style:parent-style-name="Text_20_body" style:list-style-name="L2">
      <style:text-properties officeooo:rsid="002b8f26" officeooo:paragraph-rsid="002e7028"/>
    </style:style>
    <style:style style:name="P19" style:family="paragraph" style:parent-style-name="Text_20_body" style:list-style-name="L2">
      <style:text-properties officeooo:rsid="002b8f26" officeooo:paragraph-rsid="00310b89"/>
    </style:style>
    <style:style style:name="P20" style:family="paragraph" style:parent-style-name="Text_20_body" style:list-style-name="L2">
      <style:text-properties officeooo:rsid="00310b89" officeooo:paragraph-rsid="00310b89"/>
    </style:style>
    <style:style style:name="P21" style:family="paragraph" style:parent-style-name="Text_20_body" style:list-style-name="L3">
      <style:text-properties officeooo:rsid="0045ba81" officeooo:paragraph-rsid="0045ba81"/>
    </style:style>
    <style:style style:name="P22" style:family="paragraph" style:parent-style-name="Text_20_body" style:list-style-name="L4">
      <style:text-properties fo:font-weight="bold" officeooo:rsid="0035c358" officeooo:paragraph-rsid="0035c358" style:font-weight-asian="bold" style:font-weight-complex="bold"/>
    </style:style>
    <style:style style:name="P23" style:family="paragraph" style:parent-style-name="Text_20_body" style:list-style-name="L4">
      <style:text-properties fo:font-weight="bold" officeooo:rsid="003753eb" officeooo:paragraph-rsid="003753eb" style:font-weight-asian="bold" style:font-weight-complex="bold"/>
    </style:style>
    <style:style style:name="P24" style:family="paragraph" style:parent-style-name="Text_20_body" style:list-style-name="L5">
      <style:text-properties fo:font-weight="bold" officeooo:rsid="004021cf" officeooo:paragraph-rsid="004021cf" style:font-weight-asian="bold" style:font-weight-complex="bold"/>
    </style:style>
    <style:style style:name="P25" style:family="paragraph" style:parent-style-name="Text_20_body" style:list-style-name="L5">
      <style:text-properties fo:font-weight="bold" officeooo:rsid="0046cf08" officeooo:paragraph-rsid="0046cf08" style:font-weight-asian="bold" style:font-weight-complex="bold"/>
    </style:style>
    <style:style style:name="P26" style:family="paragraph" style:parent-style-name="Text_20_body" style:list-style-name="L5">
      <style:text-properties fo:font-weight="bold" officeooo:rsid="0046cf08" officeooo:paragraph-rsid="004832e5" style:font-weight-asian="bold" style:font-weight-complex="bold"/>
    </style:style>
    <style:style style:name="P27" style:family="paragraph" style:parent-style-name="Text_20_body" style:list-style-name="L5">
      <style:text-properties fo:font-weight="bold" officeooo:rsid="0044a499" officeooo:paragraph-rsid="0044a499" style:font-weight-asian="bold" style:font-weight-complex="bold"/>
    </style:style>
    <style:style style:name="P28" style:family="paragraph" style:parent-style-name="Text_20_body" style:list-style-name="L1">
      <style:text-properties fo:font-weight="bold" officeooo:rsid="002308ae" officeooo:paragraph-rsid="002308ae" style:font-weight-asian="bold" style:font-weight-complex="bold"/>
    </style:style>
    <style:style style:name="P29" style:family="paragraph" style:parent-style-name="Text_20_body" style:list-style-name="L2">
      <style:text-properties fo:font-weight="bold" officeooo:rsid="002308ae" officeooo:paragraph-rsid="002308ae" style:font-weight-asian="bold" style:font-weight-complex="bold"/>
    </style:style>
    <style:style style:name="P30" style:family="paragraph" style:parent-style-name="Text_20_body" style:list-style-name="L2">
      <style:text-properties fo:font-weight="bold" style:font-weight-asian="bold" style:font-weight-complex="bold"/>
    </style:style>
    <style:style style:name="P31" style:family="paragraph" style:parent-style-name="Text_20_body" style:list-style-name="L3">
      <style:text-properties fo:font-weight="bold" officeooo:rsid="0045ba81" officeooo:paragraph-rsid="0045ba81" style:font-weight-asian="bold" style:font-weight-complex="bold"/>
    </style:style>
    <style:style style:name="P32" style:family="paragraph" style:parent-style-name="Text_20_body" style:list-style-name="L4">
      <style:text-properties fo:font-weight="normal" officeooo:rsid="003753eb" officeooo:paragraph-rsid="003753eb" style:font-weight-asian="normal" style:font-weight-complex="normal"/>
    </style:style>
    <style:style style:name="P33" style:family="paragraph" style:parent-style-name="Text_20_body" style:list-style-name="L5">
      <style:text-properties fo:font-weight="normal" officeooo:rsid="0044a499" officeooo:paragraph-rsid="0044a499" style:font-weight-asian="normal" style:font-weight-complex="normal"/>
    </style:style>
    <style:style style:name="P34" style:family="paragraph" style:parent-style-name="Text_20_body" style:list-style-name="L4">
      <style:text-properties style:font-name="Times New Roman" fo:font-weight="normal" officeooo:rsid="003753eb" officeooo:paragraph-rsid="003753eb" style:font-weight-asian="normal" style:font-weight-complex="normal"/>
    </style:style>
    <style:style style:name="P35" style:family="paragraph" style:parent-style-name="Text_20_body" style:list-style-name="L4">
      <style:text-properties style:font-name="Times New Roman" fo:font-weight="normal" officeooo:rsid="0045ba81" officeooo:paragraph-rsid="0045ba81" style:font-weight-asian="normal" style:font-weight-complex="normal"/>
    </style:style>
    <style:style style:name="P36" style:family="paragraph" style:parent-style-name="Text_20_body" style:list-style-name="L4">
      <style:text-properties style:font-name="Times New Roman" fo:font-weight="bold" officeooo:rsid="0048b0fb" officeooo:paragraph-rsid="0048b0fb" style:font-weight-asian="bold" style:font-weight-complex="bold"/>
    </style:style>
    <style:style style:name="P37" style:family="paragraph" style:parent-style-name="Text_20_body" style:list-style-name="L4">
      <style:text-properties style:font-name="Times New Roman" fo:font-weight="bold" officeooo:rsid="0045ba81" officeooo:paragraph-rsid="0045ba81" style:font-weight-asian="bold" style:font-weight-complex="bold"/>
    </style:style>
    <style:style style:name="P38" style:family="paragraph" style:parent-style-name="Text_20_body" style:list-style-name="L5">
      <style:text-properties style:font-name="Courier New" fo:font-weight="bold" officeooo:rsid="0046cf08" officeooo:paragraph-rsid="004832e5" style:font-weight-asian="bold" style:font-weight-complex="bold"/>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color="#000000" style:font-name="Courier New"/>
    </style:style>
    <style:style style:name="T6" style:family="text">
      <style:text-properties fo:font-weight="bold" style:font-weight-asian="bold" style:font-weight-complex="bold"/>
    </style:style>
    <style:style style:name="T7" style:family="text">
      <style:text-properties fo:font-weight="bold" officeooo:rsid="002b8f26" style:font-weight-asian="bold" style:font-weight-complex="bold"/>
    </style:style>
    <style:style style:name="T8" style:family="text">
      <style:text-properties fo:font-weight="bold" officeooo:rsid="0044a499" style:font-weight-asian="bold" style:font-weight-complex="bold"/>
    </style:style>
    <style:style style:name="T9" style:family="text">
      <style:text-properties fo:font-weight="bold" officeooo:rsid="004f8c4b" style:font-weight-asian="bold" style:font-weight-complex="bold"/>
    </style:style>
    <style:style style:name="T10" style:family="text">
      <style:text-properties officeooo:rsid="0026e069"/>
    </style:style>
    <style:style style:name="T11" style:family="text">
      <style:text-properties officeooo:rsid="0028b9b5"/>
    </style:style>
    <style:style style:name="T12" style:family="text">
      <style:text-properties officeooo:rsid="002cc46d"/>
    </style:style>
    <style:style style:name="T13" style:family="text">
      <style:text-properties fo:font-weight="normal" style:font-weight-asian="normal" style:font-weight-complex="normal"/>
    </style:style>
    <style:style style:name="T14" style:family="text">
      <style:text-properties fo:font-weight="normal" officeooo:rsid="002e7028" style:font-weight-asian="normal" style:font-weight-complex="normal"/>
    </style:style>
    <style:style style:name="T15" style:family="text">
      <style:text-properties fo:font-weight="normal" officeooo:rsid="00310b89" style:font-weight-asian="normal" style:font-weight-complex="normal"/>
    </style:style>
    <style:style style:name="T16" style:family="text">
      <style:text-properties fo:font-weight="normal" officeooo:rsid="00328f7f" style:font-weight-asian="normal" style:font-weight-complex="normal"/>
    </style:style>
    <style:style style:name="T17" style:family="text">
      <style:text-properties fo:font-weight="normal" officeooo:rsid="004123f2" style:font-weight-asian="normal" style:font-weight-complex="normal"/>
    </style:style>
    <style:style style:name="T18" style:family="text">
      <style:text-properties fo:font-weight="normal" officeooo:rsid="00414be7" style:font-weight-asian="normal" style:font-weight-complex="normal"/>
    </style:style>
    <style:style style:name="T19" style:family="text">
      <style:text-properties fo:font-weight="normal" officeooo:rsid="00445d19" style:font-weight-asian="normal" style:font-weight-complex="normal"/>
    </style:style>
    <style:style style:name="T20" style:family="text">
      <style:text-properties fo:font-weight="normal" officeooo:rsid="0044a499" style:font-weight-asian="normal" style:font-weight-complex="normal"/>
    </style:style>
    <style:style style:name="T21" style:family="text">
      <style:text-properties fo:font-weight="normal" officeooo:rsid="004021cf" style:font-weight-asian="normal" style:font-weight-complex="normal"/>
    </style:style>
    <style:style style:name="T22" style:family="text">
      <style:text-properties fo:font-weight="normal" officeooo:rsid="004832e5" style:font-weight-asian="normal" style:font-weight-complex="normal"/>
    </style:style>
    <style:style style:name="T23" style:family="text">
      <style:text-properties fo:font-weight="normal" officeooo:rsid="002b8f26" style:font-weight-asian="normal" style:font-weight-complex="normal"/>
    </style:style>
    <style:style style:name="T24" style:family="text">
      <style:text-properties fo:font-weight="normal" officeooo:rsid="004f8c4b" style:font-weight-asian="normal" style:font-weight-complex="normal"/>
    </style:style>
    <style:style style:name="T25" style:family="text">
      <style:text-properties fo:font-weight="normal" officeooo:rsid="00532101" style:font-weight-asian="normal" style:font-weight-complex="normal"/>
    </style:style>
    <style:style style:name="T26" style:family="text">
      <style:text-properties style:font-name="Courier New" fo:font-weight="normal" style:font-weight-asian="normal" style:font-weight-complex="normal"/>
    </style:style>
    <style:style style:name="T27" style:family="text">
      <style:text-properties style:font-name="Times New Roman" fo:font-weight="normal" style:font-weight-asian="normal" style:font-weight-complex="normal"/>
    </style:style>
    <style:style style:name="T28" style:family="text">
      <style:text-properties officeooo:rsid="0044a499"/>
    </style:style>
    <style:style style:name="T29" style:family="text">
      <style:text-properties officeooo:rsid="004021cf"/>
    </style:style>
    <style:style style:name="T30" style:family="text">
      <style:text-properties officeooo:rsid="0048b0fb"/>
    </style:style>
    <style:style style:name="T31" style:family="text">
      <style:text-properties officeooo:rsid="004b2d43"/>
    </style:style>
    <style:style style:name="T32" style:family="text">
      <style:text-properties officeooo:rsid="004b95f6"/>
    </style:style>
    <style:style style:name="T33" style:family="text">
      <style:text-properties style:font-name="Courier New"/>
    </style:style>
    <style:style style:name="T34" style:family="text">
      <style:text-properties style:font-name="Courier New" officeooo:rsid="0023119e"/>
    </style:style>
    <style:style style:name="T35" style:family="text">
      <style:text-properties style:font-name="Courier New" officeooo:rsid="0026e069"/>
    </style:style>
    <style:style style:name="T36" style:family="text">
      <style:text-properties style:font-name="Courier New" fo:font-weight="normal" style:font-weight-asian="normal" style:font-weight-complex="normal"/>
    </style:style>
    <style:style style:name="T37" style:family="text">
      <style:text-properties style:font-name="Courier New" fo:font-weight="normal" officeooo:rsid="00445d19" style:font-weight-asian="normal" style:font-weight-complex="normal"/>
    </style:style>
    <style:style style:name="T38" style:family="text">
      <style:text-properties style:font-name="Courier New" fo:font-weight="normal" officeooo:rsid="004021cf" style:font-weight-asian="normal" style:font-weight-complex="normal"/>
    </style:style>
    <style:style style:name="T39" style:family="text">
      <style:text-properties style:font-name="Courier New" officeooo:rsid="0048b0fb"/>
    </style:style>
    <style:style style:name="T40" style:family="text">
      <style:text-properties style:font-name="Courier New" officeooo:rsid="0044a499"/>
    </style:style>
    <style:style style:name="T41" style:family="text">
      <style:text-properties style:font-name="Times New Roman"/>
    </style:style>
    <style:style style:name="T42" style:family="text">
      <style:text-properties officeooo:rsid="004cd61f"/>
    </style:style>
    <style:style style:name="T43" style:family="text">
      <style:text-properties officeooo:rsid="004dc43e"/>
    </style:style>
    <style:style style:name="T44" style:family="text">
      <style:text-properties officeooo:rsid="004f8c4b"/>
    </style:style>
    <style:style style:name="T45" style:family="text">
      <style:text-properties officeooo:rsid="0051829f"/>
    </style:style>
    <style:style style:name="T46" style:family="text">
      <style:text-properties officeooo:rsid="00532101"/>
    </style:style>
    <style:style style:name="T47" style:family="text">
      <style:text-properties officeooo:rsid="0054e5e4"/>
    </style:style>
    <style:style style:name="T48" style:family="text">
      <style:text-properties officeooo:rsid="004123f2"/>
    </style:style>
    <style:style style:name="T49" style:family="text">
      <style:text-properties officeooo:rsid="005c20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rendu des TP d<text:span text:style-name="T31">e</text:span> <text:span text:style-name="T49">T</text:span>raitement de l’info<text:span text:style-name="T31">rmation</text:span></text:p>
      <text:p text:style-name="P3"/>
      <text:h text:style-name="Heading_20_1" text:outline-level="1">I) Cryptographie</text:h>
      <text:h text:style-name="Heading_20_2" text:outline-level="2">S1 Enfance de l’art</text:h>
      <text:list xml:id="list1843701908145212080" text:style-name="L1">
        <text:list-item>
          <text:p text:style-name="P28">Carr<text:span text:style-name="T31">é</text:span> de 25 :</text:p>
          <text:list>
            <text:list-item>
              <text:p text:style-name="P8"><text:span text:style-name="T6">Lieu :</text:span> <text:bookmark-start text:name="__DdeLink__171_1388829221"/><text:span text:style-name="T33">Cryptographie/EnfanceDeLArt/</text:span><text:bookmark-end text:name="__DdeLink__171_1388829221"/><text:span text:style-name="T33">Le_carre_de_de25.py</text:span></text:p>
            </text:list-item>
            <text:list-item>
              <text:p text:style-name="P8"><text:span text:style-name="T6">Description :</text:span> Nous cryptons la phrase de départ qui est « <text:span text:style-name="T33">Bonjour tout le monde</text:span> » ce qui va donner « <text:span text:style-name="T33">123534253551434535514532153335341415</text:span> ». Lorsqu<text:span text:style-name="T32">e</text:span> l’on décrypt<text:span text:style-name="T32">e</text:span> on retombe sur la phrase de départ. Par la suite, <text:span text:style-name="T32">on</text:span> peut créer son propre carrée puis nous cryptons et décryptons de nouveau la ph<text:span text:style-name="T32">ra</text:span>se «  Bonjour tout le monde ».</text:p>
            </text:list-item>
          </text:list>
        </text:list-item>
        <text:list-item>
          <text:p text:style-name="P28">Largonjem :</text:p>
          <text:list>
            <text:list-item>
              <text:p text:style-name="P9"><text:span text:style-name="T6">Lieu :</text:span> <text:bookmark-start text:name="__DdeLink__173_1388829221"/><text:span text:style-name="T33">Cryptographie/EnfanceDeLArt/</text:span><text:bookmark-end text:name="__DdeLink__173_1388829221"/><text:span text:style-name="T5">Le_largonjem.py</text:span></text:p>
            </text:list-item>
            <text:list-item>
              <text:p text:style-name="P10"><text:bookmark-start text:name="__DdeLink__364_1018820947"/><text:span text:style-name="T4">Description</text:span><text:span text:style-name="T3"> : </text:span><text:bookmark-end text:name="__DdeLink__364_1018820947"/><text:span text:style-name="T3">Nous cryptons la phrase « </text:span><text:span text:style-name="T5">bonjour à tous je suis enchanté</text:span><text:span text:style-name="T3"> » en utilisant la technique Largonjem qui consiste à ajouter L devant et EM derrière toutes les consonnes d’un texte.</text:span></text:p>
            </text:list-item>
          </text:list>
        </text:list-item>
        <text:list-item>
          <text:p text:style-name="P28">Code de César :</text:p>
          <text:list>
            <text:list-item>
              <text:p text:style-name="P11"><text:span text:style-name="T4">Description</text:span><text:span text:style-name="T3"> : </text:span>Le code de César a été fait dans la partie « chiffrement par substitution » car il était demandé là aussi.</text:p>
            </text:list-item>
          </text:list>
        </text:list-item>
        <text:list-item>
          <text:p text:style-name="P28">Bible :</text:p>
          <text:list>
            <text:list-item>
              <text:p text:style-name="P10"><text:span text:style-name="T6">Lieu</text:span> : <text:bookmark-start text:name="__DdeLink__175_1388829221"/><text:span text:style-name="T34">Cryptographie/</text:span><text:bookmark-end text:name="__DdeLink__175_1388829221"/><text:span text:style-name="T34">EnfanceDeLArt/</text:span><text:span text:style-name="T33">bible.py</text:span></text:p>
            </text:list-item>
            <text:list-item>
              <text:p text:style-name="P10"><text:span text:style-name="T6">Description</text:span> : Lit le texte dans le fichier <text:span text:style-name="T33">bible.txt</text:span>, sépare les lettres et ajoute dans une matrice les lettres de l’alphabet (donc on retire les <text:span text:style-name="T33">,</text:span>, <text:span text:style-name="T33">-</text:span>, <text:span text:style-name="T33">.</text:span>, <text:span text:style-name="T33">;</text:span><text:span text:style-name="T41">,</text:span> etc.). Par la suite, l’utilisateur peut demander si tel ou tel mot se trouve dans cette matrice.</text:p>
            </text:list-item>
          </text:list>
        </text:list-item>
      </text:list>
      <text:h text:style-name="Heading_20_2" text:outline-level="2">S2 Age Classique</text:h>
      <text:list xml:id="list4305806794819272499" text:style-name="L2">
        <text:list-item>
          <text:p text:style-name="P29">Substitution :</text:p>
          <text:list>
            <text:list-item>
              <text:p text:style-name="P14"><text:span text:style-name="T6">Lieu :</text:span> <text:bookmark-start text:name="__DdeLink__177_1388829221"/><text:span text:style-name="T34">Cryptographie/</text:span><text:span text:style-name="T33">AgeClassique/</text:span><text:bookmark-end text:name="__DdeLink__177_1388829221"/><text:span text:style-name="T33">chiffrement_subtitution.py</text:span></text:p>
            </text:list-item>
            <text:list-item>
              <text:p text:style-name="P15"><text:soft-page-break/><text:span text:style-name="T6">Description :</text:span> <text:span text:style-name="T42">C</text:span>ontient plusieurs algorithme<text:span text:style-name="T42">s</text:span> sur le chiffrement par <text:span text:style-name="T11">substitution</text:span> <text:span text:style-name="T10">avec notamment ce Code de César avec l’analyse des fréquences d’ Al-Kindi. On arrive à avoir la fréquence des lettres dans le texte. Le petit bémol, c’est lorsqu’on veut comparer cela avec les fréquences des lettres de l’alphabet français aux fréquences d’apparition des lettres dans le texte, on n’a pas forcément le résultat complètement égal. Ex : </text:span><text:span text:style-name="T35">A</text:span><text:span text:style-name="T10"> la une fréquence d’apparition de 0.173, si dans notre texte sa fréquence d’apparition est de 0.176, <text:s/>alors on ne sait pas que c’est </text:span><text:span text:style-name="T35">A</text:span><text:span text:style-name="T10">. </text:span></text:p>
            </text:list-item>
          </text:list>
        </text:list-item>
        <text:list-item>
          <text:p text:style-name="P29">Transposition :</text:p>
          <text:list>
            <text:list-item>
              <text:p text:style-name="P16"><text:bookmark-start text:name="__DdeLink__179_1388829221"/><text:span text:style-name="T6">Lieu :</text:span> <text:span text:style-name="T34">Cryptographie/AgeClassique/</text:span><text:span text:style-name="T33">chiffrement_transposition.py</text:span></text:p>
            </text:list-item>
            <text:list-item>
              <text:p text:style-name="P16"><text:span text:style-name="T6">Description :</text:span> <text:span text:style-name="T43">C</text:span>ontient les algorithmes traitant du chiffrement par transposition<text:bookmark-end text:name="__DdeLink__179_1388829221"/>.</text:p>
            </text:list-item>
          </text:list>
        </text:list-item>
        <text:list-item>
          <text:p text:style-name="P29">Vigenère :</text:p>
          <text:list>
            <text:list-item>
              <text:p text:style-name="P16"><text:bookmark-start text:name="__DdeLink__181_1388829221"/><text:span text:style-name="T6">Lieu :</text:span> <text:span text:style-name="T34">Cryptographie/AgeClassique/</text:span><text:span text:style-name="T33">chiffre_vigenere.py</text:span></text:p>
            </text:list-item>
            <text:list-item>
              <text:p text:style-name="P16"><text:span text:style-name="T6">Description :</text:span> <text:span text:style-name="T43">C</text:span>ontient l’algorithme du chiffre<text:span text:style-name="T43">ment</text:span> de Vigenère<text:bookmark-end text:name="__DdeLink__181_1388829221"/>.</text:p>
            </text:list-item>
          </text:list>
        </text:list-item>
        <text:list-item>
          <text:p text:style-name="P29">Vernam :</text:p>
          <text:list>
            <text:list-item>
              <text:p text:style-name="P17"><text:span text:style-name="T6">Lieu :</text:span> <text:span text:style-name="T34">Cryptographie/AgeClassique/vernam</text:span><text:span text:style-name="T33">py</text:span></text:p>
            </text:list-item>
            <text:list-item>
              <text:p text:style-name="P17"><text:span text:style-name="T6">Description :</text:span> <text:span text:style-name="T44">C</text:span>ontient l’algorithme d<text:span text:style-name="T12">e Vernam.</text:span></text:p>
            </text:list-item>
          </text:list>
        </text:list-item>
      </text:list>
      <text:h text:style-name="Heading_20_2" text:outline-level="2">S3 Nombres premiers</text:h>
      <text:list xml:id="list181027009644801" text:continue-numbering="true" text:style-name="L2">
        <text:list-item>
          <text:p text:style-name="P29">Théorème et conjecture :</text:p>
          <text:list>
            <text:list-item>
              <text:p text:style-name="P18"><text:bookmark-start text:name="__DdeLink__183_1388829221"/><text:span text:style-name="T6">Lieu :</text:span> <text:span text:style-name="T34">Cryptographie/NombrePremier/Les_nombres_premiers</text:span><text:span text:style-name="T33">.py</text:span></text:p>
            </text:list-item>
            <text:list-item>
              <text:p text:style-name="P13"><text:span text:style-name="T7">Description :</text:span><text:span text:style-name="T23"> </text:span><text:span text:style-name="T24">A</text:span><text:span text:style-name="T14">lgorithme de la crible d’E</text:span><text:span text:style-name="T18">r</text:span><text:span text:style-name="T14">asthothène, des nombres pr</text:span><text:span text:style-name="T18">e</text:span><text:span text:style-name="T14">miers jumeaux et colorisations d</text:span><text:span text:style-name="T13">es nombres premiers faisant partie d'une progression arithmétique d'au moins trois termes.</text:span><text:bookmark-end text:name="__DdeLink__183_1388829221"/></text:p>
            </text:list-item>
          </text:list>
        </text:list-item>
        <text:list-item>
          <text:p text:style-name="P29">Outils arithmétiques :</text:p>
          <text:list>
            <text:list-item>
              <text:p text:style-name="P18"><text:span text:style-name="T6">Lieu :</text:span> <text:span text:style-name="T34">Cryptographie/NombrePremier/outils_arithmetique</text:span><text:span text:style-name="T33">.py</text:span></text:p>
            </text:list-item>
            <text:list-item>
              <text:p text:style-name="P6"><text:span text:style-name="T7">Description : </text:span><text:span text:style-name="T14">calcul du PGCD, PPCM et de puissance</text:span><text:span text:style-name="T24">s</text:span></text:p>
            </text:list-item>
          </text:list>
        </text:list-item>
        <text:list-item>
          <text:p text:style-name="P29">Tests de primalité :</text:p>
          <text:list>
            <text:list-item>
              <text:p text:style-name="P18"><text:bookmark-start text:name="__DdeLink__185_1388829221"/><text:span text:style-name="T6">Lieu :</text:span> <text:span text:style-name="T34">Cryptographie/NombrePremier/test_primalite</text:span><text:span text:style-name="T33">.py</text:span></text:p>
            </text:list-item>
            <text:list-item>
              <text:p text:style-name="P6"><text:span text:style-name="T7">Description : </text:span><text:span text:style-name="T9">C</text:span><text:span text:style-name="T14">ontient deux premiers tests avec/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29">Répartition :</text:p>
          <text:list>
            <text:list-item>
              <text:p text:style-name="P19"><text:soft-page-break/><text:span text:style-name="T6">Lieu :</text:span> <text:span text:style-name="T34">Cryptographie/NombrePremier/repartion_nbr_premiers</text:span><text:span text:style-name="T33">.py</text:span></text:p>
            </text:list-item>
            <text:list-item>
              <text:p text:style-name="P7"><text:span text:style-name="T7">Description :</text:span><text:span text:style-name="T23"> </text:span><text:span text:style-name="T24">A</text:span><text:span text:style-name="T15">lgorithme permettant d’afficher une spirale qui nous montre la répartition <text:s/>des nombres premiers.</text:span></text:p>
            </text:list-item>
          </text:list>
        </text:list-item>
        <text:list-item>
          <text:p text:style-name="P29">Formules :</text:p>
          <text:list>
            <text:list-item>
              <text:p text:style-name="P20">Il n’ y a pas de <text:span text:style-name="T45">TP</text:span> pour cette partie.</text:p>
            </text:list-item>
          </text:list>
        </text:list-item>
        <text:list-item>
          <text:p text:style-name="P30">Fermat et Mersenne :</text:p>
          <text:list>
            <text:list-item>
              <text:p text:style-name="P12"><text:span text:style-name="T6">Lieu :</text:span> <text:span text:style-name="T34">Cryptographie/NombrePremier/fermat_mersenne</text:span><text:span text:style-name="T33">.py</text:span></text:p>
            </text:list-item>
            <text:list-item>
              <text:p text:style-name="P12"><text:span text:style-name="T6">Description :</text:span> <text:span text:style-name="T16">Calcul les nombres de Fermat et vérifie que les nombres sont premiers. Calcul les nombres de Mersenne puis vérifie si ces nombres </text:span><text:span text:style-name="T25">s</text:span><text:span text:style-name="T16">ont premier</text:span><text:span text:style-name="T25">s</text:span><text:span text:style-name="T16"> avec la méthode direct</text:span><text:span text:style-name="T25">e</text:span><text:span text:style-name="T16"> et la méthode d’Edouard Lucas.</text:span></text:p>
            </text:list-item>
          </text:list>
        </text:list-item>
      </text:list>
      <text:h text:style-name="Heading_20_2" text:outline-level="2">S4 / S5 Cryptographie asymétrique</text:h>
      <text:list xml:id="list3125224383309944730" text:style-name="L3">
        <text:list-item>
          <text:p text:style-name="P31">RSA :</text:p>
          <text:list>
            <text:list-item>
              <text:p text:style-name="P21"><text:span text:style-name="T6">Lieu :</text:span> <text:span text:style-name="T33">Cryptographie/NombrePremier/largeprime.py</text:span></text:p>
            </text:list-item>
            <text:list-item>
              <text:p text:style-name="P21"><text:span text:style-name="T6">Description :</text:span> <text:span text:style-name="T46">M</text:span>ise en place du RSA, le chiffrement est fait mais pas le déchiffrement.</text:p>
            </text:list-item>
          </text:list>
        </text:list-item>
      </text:list>
      <text:list xml:id="list173986908145154139" text:style-name="L4">
        <text:list-item>
          <text:p text:style-name="P22">El Gamal :</text:p>
          <text:list>
            <text:list-item>
              <text:p text:style-name="P22">Lieu :<text:span text:style-name="T13"> </text:span><text:span text:style-name="T26">Cryptographie/CryptoAsym/ElGamal.py</text:span></text:p>
            </text:list-item>
            <text:list-item>
              <text:p text:style-name="P23">Description :<text:span text:style-name="T13"> Mise en place du chiffrement d’El Gamal. Celui-ci ne fonctionne que pour des nombres à petits chiffres (à deux chiffres dans les tests) dans ce qui a été produit. De plus, trois résultats sont actuellement possibles :</text:span></text:p>
              <text:list>
                <text:list-item>
                  <text:p text:style-name="P32">le succès de l’exécution ;</text:p>
                </text:list-item>
                <text:list-item>
                  <text:p text:style-name="P23"><text:span text:style-name="T13">l’échec de l’exécution (se traduit par une exception du fait que </text:span><text:span text:style-name="T26">g</text:span><text:span text:style-name="T27"> reste à </text:span><text:span text:style-name="T26">None</text:span><text:span text:style-name="T27">) ;</text:span></text:p>
                </text:list-item>
                <text:list-item>
                  <text:p text:style-name="P34">le programme s’exécute à l’infinie (ou tout du moins, pas dans un temps satisfaisant).</text:p>
                </text:list-item>
              </text:list>
            </text:list-item>
          </text:list>
        </text:list-item>
        <text:list-item>
          <text:p text:style-name="P37">Deffie Helman :</text:p>
          <text:list>
            <text:list-item>
              <text:p text:style-name="P35"><text:span text:style-name="T6">Lieu :</text:span> <text:span text:style-name="T33">C</text:span><text:span text:style-name="T39">r</text:span><text:span text:style-name="T33">yptograhie/CryptoAsym/DeffieHelman.py</text:span></text:p>
            </text:list-item>
            <text:list-item>
              <text:p text:style-name="P35"><text:span text:style-name="T6">Description : </text:span><text:span text:style-name="T47">M</text:span>ise en place du protocole Deffie Helman. Tout n’est pas fait.</text:p>
            </text:list-item>
          </text:list>
        </text:list-item>
        <text:list-item>
          <text:p text:style-name="P36">Sac à dos :</text:p>
          <text:list>
            <text:list-item>
              <text:p text:style-name="P36">Lieu :<text:span text:style-name="T13"> </text:span><text:span text:style-name="T26">Cryptographie/CryptoAsym/Sac_à_dos.py</text:span></text:p>
            </text:list-item>
            <text:list-item>
              <text:p text:style-name="P36">Description :<text:span text:style-name="T13"> Mise en place du système de chiffrement basé sur le problème du sac à dos. Quasi-fonctionnel.</text:span></text:p>
            </text:list-item>
          </text:list>
        </text:list-item>
      </text:list>
      <text:h text:style-name="Heading_20_2" text:outline-level="2"><text:soft-page-break/>S6 Fonctions de Hachages</text:h>
      <text:list xml:id="list5884220697952321660" text:style-name="L5">
        <text:list-item>
          <text:p text:style-name="P24">SHA1 :</text:p>
          <text:list>
            <text:list-item>
              <text:p text:style-name="P24">Lieu : <text:span text:style-name="T26">Cryptographie/FctHachage/SHA-1.py</text:span></text:p>
            </text:list-item>
            <text:list-item>
              <text:p text:style-name="P24">Description : <text:bookmark-start text:name="__DdeLink__320_825762513"/><text:span text:style-name="T13">Implémentation du code de hachage </text:span><text:span text:style-name="T20">SHA-1</text:span><text:span text:style-name="T13">. </text:span><text:bookmark-end text:name="__DdeLink__320_825762513"/><text:span text:style-name="T17">On compare ensuite le résultat </text:span><text:span text:style-name="T20">à</text:span><text:span text:style-name="T17"> la fonction </text:span><text:span text:style-name="T37">sha1</text:span><text:span text:style-name="T17"> de python.</text:span></text:p>
            </text:list-item>
          </text:list>
        </text:list-item>
        <text:list-item>
          <text:p text:style-name="P25"><text:span text:style-name="T48">S</text:span>HA256 :</text:p>
          <text:list>
            <text:list-item>
              <text:p text:style-name="P25">Lieu : <text:span text:style-name="T38">Cryptographie/FctHachage/SHA-</text:span><text:span text:style-name="T26">256</text:span><text:span text:style-name="T38">.py</text:span></text:p>
            </text:list-item>
            <text:list-item>
              <text:p text:style-name="P26"><text:span text:style-name="T29">D</text:span>escription :<text:span text:style-name="T13"> </text:span><text:span text:style-name="T21">Implémentation du code de hachage </text:span><text:span text:style-name="T20">SHA-</text:span><text:span text:style-name="T13">256</text:span><text:span text:style-name="T21">. </text:span><text:span text:style-name="T13">Erreur :</text:span></text:p>
              <text:p text:style-name="P38"><text:span text:style-name="T22">TypeError: a bytes-like object is required, not 'str'</text:span><text:span text:style-name="T21"> </text:span></text:p>
            </text:list-item>
          </text:list>
        </text:list-item>
        <text:list-item>
          <text:p text:style-name="P27"><text:span text:style-name="T48">M</text:span>D5 :</text:p>
          <text:list>
            <text:list-item>
              <text:p text:style-name="P33"><text:span text:style-name="T6">Lieu :</text:span> <text:span text:style-name="T33">Cryptographie/FctHachage/MD5.py</text:span></text:p>
            </text:list-item>
            <text:list-item>
              <text:p text:style-name="P5"><text:span text:style-name="T8">Description :</text:span><text:span text:style-name="T20"> Implémentation du code de hachage MD5. On compare ensuite le résultat à la fonction</text:span> <text:span text:style-name="T40">md5</text:span><text:span text:style-name="T28"> de python. Ne fonctionne pas correctement.</text:span></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Times New Roman1"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style:font-name="Times New Roman2" fo:font-family="'Times New Roman'" style:font-style-name="Gras" style:font-family-generic="roman"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style:font-name="Times New Roman2" fo:font-family="'Times New Roman'" style:font-style-name="Gras"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801cm" style:auto-text-indent="false"/>
      <style:text-properties fo:color="#3333ff" style:font-name="Times New Roman2" fo:font-family="'Times New Roman'" style:font-style-name="Gras" style:font-family-generic="roman" style:font-pitch="variable" fo:font-size="115%"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4-02T18:10:22.961722801</dc:date>
    <meta:editing-duration>PT10H11M21S</meta:editing-duration>
    <meta:editing-cycles>37</meta:editing-cycles>
    <meta:generator>LibreOffice/5.1.6.2$Linux_X86_64 LibreOffice_project/10m0$Build-2</meta:generator>
    <meta:document-statistic meta:table-count="0" meta:image-count="0" meta:object-count="0" meta:page-count="4" meta:paragraph-count="74" meta:word-count="799" meta:character-count="5142" meta:non-whitespace-character-count="4368"/>
  </office:meta>
</office:document-meta>
</file>